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style="italic" officeooo:rsid="0033b790" officeooo:paragraph-rsid="0014f4c7" style:font-size-asian="12pt" style:font-style-asian="italic" style:font-size-complex="12pt" style:font-style-complex="italic"/>
    </style:style>
    <style:style style:name="P2" style:family="paragraph" style:parent-style-name="Standard">
      <style:text-properties fo:font-style="italic" officeooo:rsid="001ef2c3" officeooo:paragraph-rsid="0014f4c7" style:font-style-asian="italic" style:font-style-complex="italic"/>
    </style:style>
    <style:style style:name="P3" style:family="paragraph" style:parent-style-name="Standard" style:list-style-name="L1">
      <style:text-properties officeooo:paragraph-rsid="001b10c2"/>
    </style:style>
    <style:style style:name="P4" style:family="paragraph" style:parent-style-name="Standard" style:list-style-name="L1">
      <style:text-properties style:font-name="Liberation Serif" fo:font-size="12pt" fo:font-style="normal" officeooo:rsid="0014f4c7" officeooo:paragraph-rsid="0014f4c7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text-properties style:font-name="Liberation Serif" fo:font-size="12pt" fo:font-style="normal" officeooo:rsid="0014f4c7" officeooo:paragraph-rsid="00182947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style:font-name="Liberation Serif" fo:font-size="12pt" fo:font-style="normal" officeooo:rsid="00182947" officeooo:paragraph-rsid="00182947" style:font-size-asian="12pt" style:font-style-asian="normal" style:font-size-complex="12pt" style:font-style-complex="normal"/>
    </style:style>
    <style:style style:name="P7" style:family="paragraph" style:parent-style-name="Standard" style:list-style-name="L1">
      <style:text-properties style:font-name="Liberation Serif" fo:font-size="12pt" fo:font-style="normal" officeooo:rsid="00182947" officeooo:paragraph-rsid="00266dea" style:font-size-asian="12pt" style:font-style-asian="normal" style:font-size-complex="12pt" style:font-style-complex="normal"/>
    </style:style>
    <style:style style:name="P8" style:family="paragraph" style:parent-style-name="Standard" style:list-style-name="L1">
      <style:text-properties style:font-name="Liberation Serif" fo:font-size="12pt" fo:font-style="normal" officeooo:rsid="0016f107" officeooo:paragraph-rsid="0016f107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text-properties style:font-name="Liberation Serif" fo:font-size="12pt" fo:font-style="normal" officeooo:rsid="001b92a2" officeooo:paragraph-rsid="001b92a2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text-properties style:font-name="Liberation Serif" fo:font-size="12pt" fo:font-style="normal" officeooo:rsid="0018b031" officeooo:paragraph-rsid="0018b031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text-properties style:font-name="Liberation Serif" fo:font-size="12pt" fo:font-style="normal" officeooo:rsid="001bc0f6" officeooo:paragraph-rsid="001bc0f6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text-properties style:font-name="Liberation Serif" fo:font-size="12pt" fo:font-style="normal" officeooo:rsid="001d16ac" officeooo:paragraph-rsid="001d16ac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text-properties style:font-name="Liberation Serif" fo:font-size="12pt" fo:font-style="normal" officeooo:rsid="001c35f2" officeooo:paragraph-rsid="001c35f2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text-properties style:font-name="Liberation Serif" fo:font-size="12pt" fo:font-style="normal" officeooo:rsid="0020c237" officeooo:paragraph-rsid="0020c237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text-properties style:font-name="Liberation Serif" fo:font-size="12pt" fo:font-style="normal" officeooo:rsid="0023bc99" officeooo:paragraph-rsid="0023bc99" style:font-size-asian="12pt" style:font-style-asian="normal" style:font-size-complex="12pt" style:font-style-complex="normal"/>
    </style:style>
    <style:style style:name="P16" style:family="paragraph" style:parent-style-name="Standard" style:list-style-name="L1">
      <style:text-properties style:font-name="Liberation Serif" fo:font-size="12pt" fo:font-style="normal" officeooo:rsid="00266dea" officeooo:paragraph-rsid="00266dea" style:font-size-asian="12pt" style:font-style-asian="normal" style:font-size-complex="12pt" style:font-style-complex="normal"/>
    </style:style>
    <style:style style:name="P17" style:family="paragraph" style:parent-style-name="Standard" style:list-style-name="L1">
      <style:text-properties style:font-name="Liberation Serif" fo:font-size="12pt" fo:font-style="italic" officeooo:rsid="0020c237" officeooo:paragraph-rsid="0020c237" style:font-size-asian="12pt" style:font-style-asian="italic" style:font-size-complex="12pt" style:font-style-complex="italic"/>
    </style:style>
    <style:style style:name="P18" style:family="paragraph" style:parent-style-name="Standard" style:list-style-name="L1">
      <style:text-properties style:font-name="Liberation Serif" fo:font-size="12pt" fo:font-style="italic" officeooo:rsid="0023bc99" officeooo:paragraph-rsid="0023bc99" style:font-size-asian="12pt" style:font-style-asian="italic" style:font-size-complex="12pt" style:font-style-complex="italic"/>
    </style:style>
    <style:style style:name="P19" style:family="paragraph" style:parent-style-name="Standard" style:list-style-name="L1">
      <style:text-properties style:font-name="Liberation Serif" fo:font-size="12pt" fo:font-style="italic" officeooo:rsid="00284ffb" officeooo:paragraph-rsid="00284ffb" style:font-size-asian="12pt" style:font-style-asian="italic" style:font-size-complex="12pt" style:font-style-complex="italic"/>
    </style:style>
    <style:style style:name="P20" style:family="paragraph" style:parent-style-name="Standard" style:list-style-name="L1">
      <style:text-properties style:font-name="Courier" fo:font-size="12pt" fo:font-style="italic" officeooo:rsid="00284ffb" officeooo:paragraph-rsid="00284ffb" style:font-size-asian="12pt" style:font-style-asian="italic" style:font-size-complex="12pt" style:font-style-complex="italic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681a02" style:font-size-asian="12pt" style:font-size-complex="12pt"/>
    </style:style>
    <style:style style:name="T3" style:family="text">
      <style:text-properties style:font-name="Liberation Serif" fo:font-size="12pt" officeooo:rsid="0014f4c7" style:font-size-asian="12pt" style:font-size-complex="12pt"/>
    </style:style>
    <style:style style:name="T4" style:family="text">
      <style:text-properties style:font-name="Liberation Serif" fo:font-size="12pt" fo:font-style="normal" officeooo:rsid="0016f107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2pt" fo:font-style="normal" officeooo:rsid="0014f4c7" style:font-size-asian="12pt" style:font-style-asian="normal" style:font-size-complex="12pt" style:font-style-complex="normal"/>
    </style:style>
    <style:style style:name="T6" style:family="text">
      <style:text-properties style:font-name="Liberation Serif" fo:font-style="normal" officeooo:rsid="0023bc99" style:font-style-asian="normal" style:font-style-complex="normal"/>
    </style:style>
    <style:style style:name="T7" style:family="text">
      <style:text-properties officeooo:rsid="0016f107"/>
    </style:style>
    <style:style style:name="T8" style:family="text">
      <style:text-properties officeooo:rsid="00182947"/>
    </style:style>
    <style:style style:name="T9" style:family="text">
      <style:text-properties style:font-name="Courier New"/>
    </style:style>
    <style:style style:name="T10" style:family="text">
      <style:text-properties style:font-name="Courier New" style:text-underline-style="none" fo:font-weight="normal" style:font-weight-asian="normal" style:font-weight-complex="normal"/>
    </style:style>
    <style:style style:name="T11" style:family="text">
      <style:text-properties style:font-name="Courier New" fo:font-style="normal" officeooo:rsid="0018b031" style:font-style-asian="normal" style:font-style-complex="normal"/>
    </style:style>
    <style:style style:name="T12" style:family="text">
      <style:text-properties officeooo:rsid="001e203f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17d0c" style:font-style-asian="normal" style:font-style-complex="normal"/>
    </style:style>
    <style:style style:name="T15" style:family="text">
      <style:text-properties officeooo:rsid="00266dea"/>
    </style:style>
    <style:style style:name="T16" style:family="text">
      <style:text-properties style:font-name="Courier" fo:font-style="normal" style:font-style-asian="normal" style:font-style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30</text:span><text:span text:style-name="T1"> </text:span><text:span text:style-name="T2">Mar</text:span><text:span text:style-name="T1"> 2016 – </text:span><text:span text:style-name="T3">Wednesday</text:span></text:p>
      <text:p text:style-name="P1"/>
      <text:list xml:id="list3353026310469120442" text:style-name="L1">
        <text:list-item>
          <text:p text:style-name="P3"><text:span text:style-name="T5">C </text:span><text:span text:style-name="T4">– </text:span><text:a xlink:type="simple" xlink:href="http://www.le.ac.uk/users/rjm1/cotter/index.htm" text:style-name="Internet_20_link" text:visited-style-name="Visited_20_Internet_20_Link"><text:span text:style-name="T4">Intro to C Programming</text:span></text:a></text:p>
          <text:list>
            <text:list-item>
              <text:p text:style-name="P4">Statically-typed, weakly enforced; e.g., char types <text:span text:style-name="T7">can take an int</text:span></text:p>
            </text:list-item>
            <text:list-item>
              <text:p text:style-name="P5">Compiled</text:p>
              <text:list>
                <text:list-item>
                  <text:p text:style-name="P5"><text:span text:style-name="T8">A</text:span>lso get a .o or .obj file when you compile it</text:p>
                </text:list-item>
                <text:list-item>
                  <text:p text:style-name="P6">Compiles to really low-level language</text:p>
                </text:list-item>
                <text:list-item>
                  <text:p text:style-name="P7">May not run exactly the same on every computer—<text:span text:style-name="T15">e.g., not all versions of C allow declaring ints inside of for loops</text:span></text:p>
                </text:list-item>
              </text:list>
            </text:list-item>
            <text:list-item>
              <text:p text:style-name="P8">Data types</text:p>
              <text:list>
                <text:list-item>
                  <text:p text:style-name="P8">int, float, double, char</text:p>
                  <text:list>
                    <text:list-item>
                      <text:p text:style-name="P9">An array of char needs to have <text:span text:style-name="T9">'\0'</text:span> as the last item to indicate it's the last thing</text:p>
                    </text:list-item>
                  </text:list>
                </text:list-item>
                <text:list-item>
                  <text:p text:style-name="P8">void – valueless type</text:p>
                </text:list-item>
                <text:list-item>
                  <text:p text:style-name="P8">NO booleans – use int instead (0 is false, anything else is true)</text:p>
                </text:list-item>
              </text:list>
            </text:list-item>
            <text:list-item>
              <text:p text:style-name="P10">Print statements</text:p>
              <text:list>
                <text:list-item>
                  <text:p text:style-name="P10">printf(STRING)</text:p>
                </text:list-item>
                <text:list-item>
                  <text:p text:style-name="P10">Print non-strings or strings with types; for each %-sign thing, you put in the variable or whatever you wanna print</text:p>
                  <text:list>
                    <text:list-item>
                      <text:p text:style-name="P10">int: <text:span text:style-name="T9">%d</text:span> or <text:span text:style-name="T9">%i</text:span></text:p>
                      <text:p text:style-name="P10">e.g., <text:span text:style-name="T9">printf(“Hello world </text:span><text:span text:style-name="T10">%d</text:span><text:span text:style-name="T9">”, anInt)</text:span></text:p>
                    </text:list-item>
                    <text:list-item>
                      <text:p text:style-name="P10">float, double:<text:span text:style-name="T9"> %e</text:span> or <text:span text:style-name="T9">%f</text:span></text:p>
                    </text:list-item>
                    <text:list-item>
                      <text:p text:style-name="P10">char: <text:span text:style-name="T9">%c</text:span></text:p>
                      <text:p text:style-name="P10">e.g., <text:span text:style-name="T9">printf(“Hello %c %i”, aChar, anInt)</text:span></text:p>
                    </text:list-item>
                    <text:list-item>
                      <text:p text:style-name="P10">unsigned octal value: <text:span text:style-name="T9">%o</text:span></text:p>
                    </text:list-item>
                    <text:list-item>
                      <text:p text:style-name="P10">pointer: <text:span text:style-name="T9">%p</text:span></text:p>
                    </text:list-item>
                    <text:list-item>
                      <text:p text:style-name="P10">array of char: <text:span text:style-name="T9">%s</text:span></text:p>
                    </text:list-item>
                  </text:list>
                </text:list-item>
              </text:list>
            </text:list-item>
            <text:list-item>
              <text:p text:style-name="P11">Functions</text:p>
              <text:list>
                <text:list-item>
                  <text:p text:style-name="P11">To declare, give prototype: just name, return type, and types of input</text:p>
                </text:list-item>
                <text:list-item>
                  <text:p text:style-name="P11">Set prototype before main, write functions after main</text:p>
                </text:list-item>
                <text:list-item>
                  <text:p text:style-name="P16">Passing an array passes the memory location of the first item, so the values of the array could be changed</text:p>
                </text:list-item>
                <text:list-item>
                  <text:p text:style-name="P16">Passing almost anything else passes by value</text:p>
                </text:list-item>
              </text:list>
            </text:list-item>
            <text:list-item>
              <text:p text:style-name="P11">Pointers</text:p>
              <text:list>
                <text:list-item>
                  <text:p text:style-name="P12"><text:span text:style-name="T12">References</text:span> memory location, not value</text:p>
                </text:list-item>
                <text:list-item>
                  <text:p text:style-name="P13">Incremented based on the size of the type they are associated with</text:p>
                </text:list-item>
              </text:list>
            </text:list-item>
            <text:list-item>
              <text:p text:style-name="P14">Struct</text:p>
              <text:list>
                <text:list-item>
                  <text:p text:style-name="P17">Not<text:span text:style-name="T13"> objects because they don't have inheritance, functions, and other stuff</text:span></text:p>
                </text:list-item>
                <text:list-item>
                  <text:p text:style-name="P17"><text:span text:style-name="T13">Declare with keyword struct and name of struct...</text:span><text:span text:style-name="T14">don't forget semi-colon after final bracket</text:span></text:p>
                </text:list-item>
                <text:list-item>
                  <text:p text:style-name="P14">Call with keyword struct and name of struct as type</text:p>
                </text:list-item>
                <text:list-item>
                  <text:p text:style-name="P15">Make sure function is defined before struct if sending it to the function</text:p>
                </text:list-item>
                <text:list-item>
                  <text:p text:style-name="P18"><text:span text:style-name="T13">Passed by value</text:span></text:p>
                </text:list-item>
              </text:list>
            </text:list-item>
            <text:list-item>
              <text:p text:style-name="P19"><text:span text:style-name="T13">Library files – .h</text:span></text:p>
              <text:list>
                <text:list-item>
                  <text:p text:style-name="P19"><text:span text:style-name="T13">A library file you write has to be able to compile on its own</text:span></text:p>
                </text:list-item>
                <text:list-item>
                  <text:p text:style-name="P19"><text:span text:style-name="T13">Import your own library file thusly:<text:tab/></text:span><text:span text:style-name="T11">#include “libFile.h”</text:span></text:p>
                  <text:p text:style-name="P20"><text:span text:style-name="T6">And a built-in file like this:<text:tab/><text:tab/></text:span><text:span text:style-name="T11">#include &lt;stdio.h&gt;</text:span></text:p>
                </text:list-item>
                <text:list-item>
                  <text:p text:style-name="P19"><text:span text:style-name="T13">You can't name a function in your code the same as a function from a library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fo:font-style="normal" style:font-size-asian="10.5pt" style:font-style-asian="normal" style:font-size-complex="12pt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8:37:39.475704000</meta:creation-date>
    <dc:date>2016-04-11T10:11:22.387295000</dc:date>
    <meta:editing-duration>PT2H48M5S</meta:editing-duration>
    <meta:editing-cycles>21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42" meta:word-count="356" meta:character-count="1888" meta:non-whitespace-character-count="1607"/>
  </office:meta>
</office:document-meta>
</file>